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fo:font-size="14pt" style:font-size-asian="14pt" style:font-name-complex="Courier New1" style:font-size-complex="14pt"/>
    </style:style>
    <style:style style:name="P2" style:family="paragraph" style:parent-style-name="Plain_20_Text">
      <style:text-properties fo:font-size="14pt" style:font-size-asian="14pt" style:font-size-complex="14pt"/>
    </style:style>
    <style:style style:name="P3" style:family="paragraph" style:parent-style-name="Plain_20_Text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Plain_20_Text" style:master-page-name="Standard">
      <style:paragraph-properties style:page-number="auto"/>
      <style:text-properties style:font-name="Courier New" fo:font-size="14pt" style:font-size-asian="14pt" style:font-name-complex="Courier New1" style:font-size-complex="14pt"/>
    </style:style>
    <style:style style:name="T1" style:family="text">
      <style:text-properties style:font-name="Consolas"/>
    </style:style>
    <style:style style:name="T2" style:family="text">
      <style:text-properties style:font-name="Consolas"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h Shell Script Database Management System (DBMS):</text:p>
      <text:p text:style-name="P1"/>
      <text:p text:style-name="P1">The Project aim to develop DBMS, that will enable users to store and retrieve the data from Hard-disk.</text:p>
      <text:p text:style-name="P1"/>
      <text:p text:style-name="P1">The Project Features:</text:p>
      <text:p text:style-name="P2">The Application will be CLI Menu based app, that will provide to user this Menu items:</text:p>
      <text:list xml:id="list3637427733" text:style-name="L1">
        <text:list-item>
          <text:p text:style-name="P3">Main Menu:</text:p>
        </text:list-item>
        <text:list-item>
          <text:p text:style-name="P3">- <text:span text:style-name="T1">Create</text:span> Database</text:p>
        </text:list-item>
        <text:list-item>
          <text:p text:style-name="P3">- List Databases</text:p>
        </text:list-item>
        <text:list-item>
          <text:p text:style-name="P3">- Connect To Databases</text:p>
        </text:list-item>
        <text:list-item>
          <text:p text:style-name="P3">- Drop Database</text:p>
        </text:list-item>
        <text:list-item>
          <text:p text:style-name="P3"/>
        </text:list-item>
        <text:list-item>
          <text:p text:style-name="P3">Upon user Connect to Specific Database, there will be new Screen with this Menu:</text:p>
        </text:list-item>
        <text:list-item>
          <text:p text:style-name="P3">- Create Table </text:p>
        </text:list-item>
        <text:list-item>
          <text:p text:style-name="P3">- List Tables</text:p>
        </text:list-item>
        <text:list-item>
          <text:p text:style-name="P3">- Drop Table</text:p>
        </text:list-item>
      </text:list>
      <text:p text:style-name="P1">- Insert into Table</text:p>
      <text:p text:style-name="P1">- Select From Table</text:p>
      <text:p text:style-name="P1">- Delete From Table</text:p>
      <text:p text:style-name="P1">- Update Table</text:p>
      <text:p text:style-name="P1"/>
      <text:p text:style-name="P1">Hints:</text:p>
      <text:p text:style-name="P1">- The Database will store as Directory on Current Script File</text:p>
      <text:p text:style-name="P1">- The Select of Rows displayed in screen/terminal in <text:s/>an Accepted/Good Format</text:p>
      <text:p text:style-name="P1">- Ask about columns datatypes in create table and check on them in both insert and update</text:p>
      <text:p text:style-name="P1">-Ask about primary key in create table and check for it in the insert into table</text:p>
      <text:p text:style-name="P1"/>
      <text:p text:style-name="P1">The Bonus:</text:p>
      <text:p text:style-name="P1">- Make the App to accept SQL Code or <text:s/>Use GUI instead of the above menu base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DejaVu Sans" style:font-size-asian="11pt" style:language-asian="en" style:country-asian="GB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DejaVu Sans" style:font-size-asian="11pt" style:language-asian="en" style:country-asian="GB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264in" fo:margin-right="0.927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</meta:editing-cycles>
    <meta:creation-date>2021-01-21T11:36:00</meta:creation-date>
    <dc:date>2022-01-15T23:45:36.202138496</dc:date>
    <meta:editing-duration>PT6H1M29S</meta:editing-duration>
    <meta:generator>LibreOffice/6.4.7.2$Linux_X86_64 LibreOffice_project/40$Build-2</meta:generator>
    <meta:document-statistic meta:table-count="0" meta:image-count="0" meta:object-count="0" meta:page-count="1" meta:paragraph-count="25" meta:word-count="183" meta:character-count="954" meta:non-whitespace-character-count="8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